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ocumentation développeur de l'application web Générateur de graphique</text:p>
      <text:p text:style-name="P1"/>
      <text:p text:style-name="P1"/>
      <text:p text:style-name="P1"/>
      <text:p text:style-name="P1"/>
      <text:p text:style-name="P2"/>
      <text:p text:style-name="P2"/>
      <text:p text:style-name="P3"><text:soft-page-break/>Liste des scripts :</text:p>
      <text:p text:style-name="P3"/>
      <text:p text:style-name="P4"><text:span text:style-name="T1">index.php</text:span> est le contrôleur de l'application.</text:p>
      <text:p text:style-name="P4"/>
      <text:p text:style-name="P4">Le dossier <text:span text:style-name="T1">Bibliothèques</text:span> contient les modules Highcharts, Bootstrap et jQuery.</text:p>
      <text:p text:style-name="P4"/>
      <text:p text:style-name="P4">Le dossier <text:span text:style-name="T1">IMG</text:span> contient les images (logo,...).</text:p>
      <text:p text:style-name="P4"/>
      <text:p text:style-name="P4">Le dossier <text:span text:style-name="T1">SQL</text:span> contient le script sql de la base de données nécessaire pour l'application.</text:p>
      <text:p text:style-name="P4"/>
      <text:p text:style-name="P2">Le dossier <text:span text:style-name="T1">CSS</text:span> contient :</text:p>
      <text:p text:style-name="P4"><text:span text:style-name="T1">-style.css</text:span> est le fichier de style de la charte graphique de l'application.</text:p>
      <text:p text:style-name="P4"/>
      <text:p text:style-name="P2">Le dossier <text:span text:style-name="T1">H&amp;F</text:span> contient :</text:p>
      <text:p text:style-name="P4"><text:span text:style-name="T1">-header.php</text:span> est le script du header de l'application qui contient le logo soluris bleu et orange ainsi que le menu de navigation.</text:p>
      <text:p text:style-name="P4"><text:span text:style-name="T1">-footer.php</text:span> est le script du footer où il y a le logo soluris blanc.</text:p>
      <text:p text:style-name="P4"/>
      <text:p text:style-name="P2">Le dossier <text:span text:style-name="T1">pages</text:span> contient :</text:p>
      <text:p text:style-name="P4">-<text:span text:style-name="T1">accueil.php</text:span> est la page d'accueil du site.</text:p>
      <text:p text:style-name="P4">-<text:span text:style-name="T1">affiche_graphique.php</text:span> est le script qui récupère les données du formulaire saisi puis fait une requête et utilise les données de la requête pour en faire un graphique en JavaScript avec la bibliothèque Highcharts.</text:p>
      <text:p text:style-name="P4">-<text:span text:style-name="T1">contenu_bdd.php</text:span> est le script qui affiche le nombre de lignes qu'il y a dans la base de données.</text:p>
      <text:p text:style-name="P4">-<text:span text:style-name="T1">formulaire_graphique.php</text:span> est le script où il y a le formulaire pour afficher un graphique.</text:p>
      <text:p text:style-name="P4">-<text:span text:style-name="T1">formulaire_import.php</text:span> est le script qui sert à sélectionner un fichier à importer dans la base de données.</text:p>
      <text:p text:style-name="P4">-<text:span text:style-name="T1">import.php</text:span> est le script qui importe le fichier sélectionné dans la base de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5M46S</meta:editing-duration>
    <meta:editing-cycles>6</meta:editing-cycles>
    <meta:generator>OpenOffice.org/3.2$Win32 OpenOffice.org_project/320m12$Build-9483</meta:generator>
    <dc:date>2017-06-16T09:44:17.63</dc:date>
    <meta:document-statistic meta:table-count="0" meta:image-count="0" meta:object-count="0" meta:page-count="2" meta:paragraph-count="18" meta:word-count="216" meta:character-count="1334"/>
    <meta:user-defined meta:name="Info 1"/>
    <meta:user-defined meta:name="Info 2"/>
    <meta:user-defined meta:name="Info 3"/>
    <meta:user-defined meta:name="Info 4"/>
  </office:meta>
</office:document-meta>
</file>